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8382in" table:align="left"/>
    </style:style>
    <style:style style:name="Table1.A" style:family="table-column">
      <style:table-column-properties style:column-width="1.8688in"/>
    </style:style>
    <style:style style:name="Table1.B" style:family="table-column">
      <style:table-column-properties style:column-width="0.96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0299in" table:align="left"/>
    </style:style>
    <style:style style:name="Table2.A" style:family="table-column">
      <style:table-column-properties style:column-width="1.1528in"/>
    </style:style>
    <style:style style:name="Table2.B" style:family="table-column">
      <style:table-column-properties style:column-width="1.225in"/>
    </style:style>
    <style:style style:name="Table2.C" style:family="table-column">
      <style:table-column-properties style:column-width="0.6007in"/>
    </style:style>
    <style:style style:name="Table2.D" style:family="table-column">
      <style:table-column-properties style:column-width="1.2264in"/>
    </style:style>
    <style:style style:name="Table2.E" style:family="table-column">
      <style:table-column-properties style:column-width="0.966in"/>
    </style:style>
    <style:style style:name="Table2.F" style:family="table-column">
      <style:table-column-properties style:column-width="0.85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2"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Investor Pitch Deck (15 Slides)</text:span></text:h>
      <text:h text:style-name="P2" text:outline-level="3"><text:span text:style-name="Emphasis">Automated Humanoid Meal Preparation System with Encrypted Ingredient Authorization (AEC)</text:span></text:h>
      <text:p text:style-name="P3"><text:span text:style-name="Strong_20_Emphasis">Founder: Meir Niv</text:span></text:p>
      <text:p text:style-name="P4"/>
      <text:h text:style-name="P1" text:outline-level="1"><text:span text:style-name="Strong_20_Emphasis">SLIDE 1 — Title Slide</text:span></text:h>
      <text:h text:style-name="P5" text:outline-level="2"><text:span text:style-name="Strong_20_Emphasis">RoboChef™</text:span></text:h>
      <text:h text:style-name="P2" text:outline-level="3"><text:span text:style-name="Emphasis">The First Fully Automated Humanoid Meal-Preparation System</text:span></text:h>
      <text:p text:style-name="P3"><text:span text:style-name="Strong_20_Emphasis">With Encrypted Ingredient Authorization (AEC)</text:span><text:line-break/>Founder: <text:span text:style-name="Strong_20_Emphasis">Meir Niv</text:span><text:line-break/>Confidential Investor Presentation</text:p>
      <text:p text:style-name="P4"/>
      <text:h text:style-name="P1" text:outline-level="1"><text:span text:style-name="Strong_20_Emphasis">SLIDE 2 — The Problem</text:span></text:h>
      <text:h text:style-name="P2" text:outline-level="3">People worldwide struggle with:</text:h>
      <text:p text:style-name="P3">❌ <text:span text:style-name="Strong_20_Emphasis">Time</text:span> — No time to cook<text:line-break/>❌ <text:span text:style-name="Strong_20_Emphasis">Skill</text:span> — Most people lack chef-level ability<text:line-break/>❌ <text:span text:style-name="Strong_20_Emphasis">Consistency</text:span> — Home &amp; restaurant meals vary daily<text:line-break/>❌ <text:span text:style-name="Strong_20_Emphasis">Labor shortage</text:span> — Restaurants cannot find cooks<text:line-break/>❌ <text:span text:style-name="Strong_20_Emphasis">Health</text:span> — Processed food dominates diets<text:line-break/>❌ <text:span text:style-name="Strong_20_Emphasis">Cost</text:span> — Hiring a chef is impossible for 99% of households</text:p>
      <text:p text:style-name="P3"><text:span text:style-name="Strong_20_Emphasis">There is no universal robotic solution that can truly cook entire meals.</text:span></text:p>
      <text:p text:style-name="P4"/>
      <text:h text:style-name="P1" text:outline-level="1"><text:span text:style-name="Strong_20_Emphasis">SLIDE 3 — The Solution</text:span></text:h>
      <text:h text:style-name="P1" text:outline-level="1">⭐ <text:span text:style-name="Strong_20_Emphasis">RoboChef™</text:span></text:h>
      <text:p text:style-name="P3">A full robotic cooking ecosystem:</text:p>
      <text:list text:style-name="L1">
        <text:list-item>
          <text:p text:style-name="P6">🤖 <text:span text:style-name="Strong_20_Emphasis">Humanoid chef robot</text:span> (uses standard kitchen tools)</text:p>
        </text:list-item>
        <text:list-item>
          <text:p text:style-name="P6">🍳 <text:span text:style-name="Strong_20_Emphasis">Automated cooking appliance</text:span></text:p>
        </text:list-item>
        <text:list-item>
          <text:p text:style-name="P6">📦 <text:span text:style-name="Strong_20_Emphasis">Encrypted ingredient capsules (AEC)</text:span></text:p>
        </text:list-item>
        <text:list-item>
          <text:p text:style-name="P6">🔐 <text:span text:style-name="Strong_20_Emphasis">Tamper-proof quality assurance</text:span></text:p>
        </text:list-item>
        <text:list-item>
          <text:p text:style-name="P6">🧠 <text:span text:style-name="Strong_20_Emphasis">AI-based recipe engine</text:span></text:p>
        </text:list-item>
        <text:list-item>
          <text:p text:style-name="P6">🍽 <text:span text:style-name="Strong_20_Emphasis">Gourmet meals with zero effort</text:span></text:p>
        </text:list-item>
      </text:list>
      <text:p text:style-name="P3">RoboChef = <text:span text:style-name="Strong_20_Emphasis">“A private chef in every home.”</text:span></text:p>
      <text:p text:style-name="P4"/>
      <text:h text:style-name="P1" text:outline-level="1"><text:span text:style-name="Strong_20_Emphasis">SLIDE 4 — Why Now? (Market Timing)</text:span></text:h>
      <text:h text:style-name="P2" text:outline-level="3">Massive convergence of technology:</text:h>
      <text:list text:style-name="L2">
        <text:list-item>
          <text:p text:style-name="P7">Robotics prices dropping (China, Japan, US, Israel manufacturing boom)</text:p>
        </text:list-item>
        <text:list-item>
          <text:p text:style-name="P7">Advances in AI motion learning</text:p>
        </text:list-item>
        <text:list-item>
          <text:p text:style-name="P7">Growing acceptance of service robots</text:p>
        </text:list-item>
        <text:list-item>
          <text:p text:style-name="P7">Smart kitchens becoming mainstream</text:p>
        </text:list-item>
        <text:list-item>
          <text:p text:style-name="P7">Food delivery market saturation → people want <text:span text:style-name="Strong_20_Emphasis">healthy home meals</text:span></text:p>
        </text:list-item>
        <text:list-item>
          <text:p text:style-name="P7">Labor shortages in hospitality</text:p>
        </text:list-item>
        <text:list-item>
          <text:p text:style-name="P7">Younger generations prefer automation for daily tasks</text:p>
        </text:list-item>
      </text:list>
      <text:p text:style-name="P3"><text:soft-page-break/><text:span text:style-name="Strong_20_Emphasis">Perfect timing for a category-defining product.</text:span></text:p>
      <text:p text:style-name="P4"/>
      <text:h text:style-name="P1" text:outline-level="1"><text:span text:style-name="Strong_20_Emphasis">SLIDE 5 — Key Innovation: AEC System</text:span></text:h>
      <text:h text:style-name="P1" text:outline-level="1">🔐 <text:span text:style-name="Strong_20_Emphasis">Authorized Encrypted Code (AEC)</text:span></text:h>
      <text:h text:style-name="P2" text:outline-level="3"><text:span text:style-name="Emphasis">Our Billion-Dollar Competitive Moat</text:span></text:h>
      <text:p text:style-name="P3">RoboChef only accepts food sealed with a rotating daily encrypted code.</text:p>
      <text:p text:style-name="P3">AEC ensures:</text:p>
      <text:list text:style-name="L3">
        <text:list-item>
          <text:p text:style-name="P8">Ingredient authenticity</text:p>
        </text:list-item>
        <text:list-item>
          <text:p text:style-name="P8">Food safety</text:p>
        </text:list-item>
        <text:list-item>
          <text:p text:style-name="P8">Vendor certification</text:p>
        </text:list-item>
        <text:list-item>
          <text:p text:style-name="P8">Licensing revenue</text:p>
        </text:list-item>
        <text:list-item>
          <text:p text:style-name="P8">System exclusivity</text:p>
        </text:list-item>
        <text:list-item>
          <text:p text:style-name="P8">Chef recipe protection</text:p>
        </text:list-item>
      </text:list>
      <text:p text:style-name="P3">Same model that made Nespresso + Keurig multi-billion dollar giants — but applied to <text:span text:style-name="Strong_20_Emphasis">full meals</text:span>, not coffee.</text:p>
      <text:p text:style-name="P4"/>
      <text:h text:style-name="P1" text:outline-level="1"><text:span text:style-name="Strong_20_Emphasis">SLIDE 6 — How It Works (High Level)</text:span></text:h>
      <text:h text:style-name="P2" text:outline-level="3">1. User selects a recipe</text:h>
      <text:h text:style-name="P2" text:outline-level="3">2. RoboChef retrieves encrypted ingredient capsules</text:h>
      <text:h text:style-name="P2" text:outline-level="3">3. Humanoid robot (or appliance) performs:</text:h>
      <text:p text:style-name="P3">✔ Cutting<text:line-break/>✔ Seasoning<text:line-break/>✔ Mixing<text:line-break/>✔ Temperature control<text:line-break/>✔ Cooking<text:line-break/>✔ Plating</text:p>
      <text:h text:style-name="P2" text:outline-level="3">4. AI adapts flavor to user preferences</text:h>
      <text:h text:style-name="P2" text:outline-level="3">5. RoboChef self-cleans and resets</text:h>
      <text:p text:style-name="P4"/>
      <text:h text:style-name="P1" text:outline-level="1"><text:span text:style-name="Strong_20_Emphasis">SLIDE 7 — Product Lineup</text:span></text:h>
      <text:h text:style-name="P2" text:outline-level="3"><text:span text:style-name="Strong_20_Emphasis">1. Personal RoboChef</text:span></text:h>
      <text:p text:style-name="P3">Affordable, prepares 1 meal at a time.</text:p>
      <text:h text:style-name="P2" text:outline-level="3"><text:span text:style-name="Strong_20_Emphasis">2. Family RoboChef</text:span></text:h>
      <text:p text:style-name="P3">Prepares 3–5 meals simultaneously.</text:p>
      <text:h text:style-name="P2" text:outline-level="3"><text:span text:style-name="Strong_20_Emphasis">3. Restaurant RoboChef</text:span></text:h>
      <text:p text:style-name="P3">Commercial-grade system; replaces 2–3 line cooks.</text:p>
      <text:h text:style-name="P2" text:outline-level="3"><text:span text:style-name="Strong_20_Emphasis">4. Optional Humanoid Embodiment (Future Flagship)</text:span></text:h>
      <text:p text:style-name="P3">Full humanoid robot capable of using standard household tools.</text:p>
      <text:p text:style-name="P4"/>
      <text:h text:style-name="P1" text:outline-level="1"><text:soft-page-break/><text:span text:style-name="Strong_20_Emphasis">SLIDE 8 — Business Model</text:span></text:h>
      <text:h text:style-name="P2" text:outline-level="3"><text:span text:style-name="Strong_20_Emphasis">Primary revenue streams:</text:span></text:h>
      <text:p text:style-name="P3">💰 <text:span text:style-name="Strong_20_Emphasis">Hardware sales</text:span> (appliance + humanoid)<text:line-break/>💰 <text:span text:style-name="Strong_20_Emphasis">Recurring revenue: AEC codes</text:span><text:line-break/>💰 <text:span text:style-name="Strong_20_Emphasis">Subscription: AI cooking brain</text:span><text:line-break/>💰 <text:span text:style-name="Strong_20_Emphasis">Vendor licensing program</text:span><text:line-break/>💰 <text:span text:style-name="Strong_20_Emphasis">Premium chef recipe marketplace</text:span><text:line-break/>💰 <text:span text:style-name="Strong_20_Emphasis">Restaurant automation contracts</text:span><text:line-break/>💰 <text:span text:style-name="Strong_20_Emphasis">Maintenance + training data packs</text:span></text:p>
      <text:p text:style-name="P3"><text:span text:style-name="Strong_20_Emphasis">60% recurring revenue by Year 3.</text:span></text:p>
      <text:p text:style-name="P4"/>
      <text:h text:style-name="P1" text:outline-level="1"><text:span text:style-name="Strong_20_Emphasis">SLIDE 9 — Market Size</text:span></text:h>
      <text:h text:style-name="P2" text:outline-level="3"><text:span text:style-name="Strong_20_Emphasis">Total Addressable Market (TAM): $700+ Billion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ector</text:p>
            </table:table-cell>
            <table:table-cell table:style-name="Table1.A1" office:value-type="string">
              <text:p text:style-name="Table_20_Heading">Market Size</text:p>
            </table:table-cell>
          </table:table-row>
        </table:table-header-rows>
        <table:table-row>
          <table:table-cell table:style-name="Table1.A1" office:value-type="string">
            <text:p text:style-name="Table_20_Contents">Smart kitchen appliances</text:p>
          </table:table-cell>
          <table:table-cell table:style-name="Table1.A1" office:value-type="string">
            <text:p text:style-name="Table_20_Contents">$250B</text:p>
          </table:table-cell>
        </table:table-row>
        <table:table-row>
          <table:table-cell table:style-name="Table1.A1" office:value-type="string">
            <text:p text:style-name="Table_20_Contents">Ready-meal industry</text:p>
          </table:table-cell>
          <table:table-cell table:style-name="Table1.A1" office:value-type="string">
            <text:p text:style-name="Table_20_Contents">$160B</text:p>
          </table:table-cell>
        </table:table-row>
        <table:table-row>
          <table:table-cell table:style-name="Table1.A1" office:value-type="string">
            <text:p text:style-name="Table_20_Contents">Restaurant automation</text:p>
          </table:table-cell>
          <table:table-cell table:style-name="Table1.A1" office:value-type="string">
            <text:p text:style-name="Table_20_Contents">$40B</text:p>
          </table:table-cell>
        </table:table-row>
        <table:table-row>
          <table:table-cell table:style-name="Table1.A1" office:value-type="string">
            <text:p text:style-name="Table_20_Contents">Household robotics (2030)</text:p>
          </table:table-cell>
          <table:table-cell table:style-name="Table1.A1" office:value-type="string">
            <text:p text:style-name="Table_20_Contents">$300B</text:p>
          </table:table-cell>
        </table:table-row>
      </table:table>
      <text:p text:style-name="P3">RoboChef captures <text:span text:style-name="Strong_20_Emphasis">multiple categories simultaneously</text:span>.</text:p>
      <text:p text:style-name="P4"/>
      <text:h text:style-name="P1" text:outline-level="1"><text:span text:style-name="Strong_20_Emphasis">SLIDE 10 — Competitive Landscape</text:span></text:h>
      <text:p text:style-name="P3">No competitor offers all three layer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Company</text:p>
            </table:table-cell>
            <table:table-cell table:style-name="Table2.A1" office:value-type="string">
              <text:p text:style-name="Table_20_Heading">Automation</text:p>
            </table:table-cell>
            <table:table-cell table:style-name="Table2.A1" office:value-type="string">
              <text:p text:style-name="Table_20_Heading">AI</text:p>
            </table:table-cell>
            <table:table-cell table:style-name="Table2.A1" office:value-type="string">
              <text:p text:style-name="Table_20_Heading">Encrypted Food</text:p>
            </table:table-cell>
            <table:table-cell table:style-name="Table2.A1" office:value-type="string">
              <text:p text:style-name="Table_20_Heading">Humanoid</text:p>
            </table:table-cell>
            <table:table-cell table:style-name="Table2.A1" office:value-type="string">
              <text:p text:style-name="Table_20_Heading">Full Meal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RoboChef</text:span>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✔</text:p>
          </table:table-cell>
        </table:table-row>
        <table:table-row>
          <table:table-cell table:style-name="Table2.A1" office:value-type="string">
            <text:p text:style-name="Table_20_Contents">Moley Robotics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Limited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Robotic arms</text:p>
          </table:table-cell>
          <table:table-cell table:style-name="Table2.A1" office:value-type="string">
            <text:p text:style-name="Table_20_Contents">Partial</text:p>
          </table:table-cell>
        </table:table-row>
        <table:table-row>
          <table:table-cell table:style-name="Table2.A1" office:value-type="string">
            <text:p text:style-name="Table_20_Contents">Miso Robotics</text:p>
          </table:table-cell>
          <table:table-cell table:style-name="Table2.A1" office:value-type="string">
            <text:p text:style-name="Table_20_Contents">Fryer automation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</table:table-row>
        <table:table-row>
          <table:table-cell table:style-name="Table2.A1" office:value-type="string">
            <text:p text:style-name="Table_20_Contents">Suvie/Brava</text:p>
          </table:table-cell>
          <table:table-cell table:style-name="Table2.A1" office:value-type="string">
            <text:p text:style-name="Table_20_Contents">Smart ovens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</table:table-row>
        <table:table-row>
          <table:table-cell table:style-name="Table2.A1" office:value-type="string">
            <text:p text:style-name="Table_20_Contents">Nespresso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✖</text:p>
          </table:table-cell>
          <table:table-cell table:style-name="Table2.A1" office:value-type="string">
            <text:p text:style-name="Table_20_Contents">✖</text:p>
          </table:table-cell>
        </table:table-row>
      </table:table>
      <text:p text:style-name="P3"><text:span text:style-name="Strong_20_Emphasis">RoboChef is the only full-stack ecosystem.</text:span></text:p>
      <text:p text:style-name="P4"/>
      <text:h text:style-name="P1" text:outline-level="1"><text:span text:style-name="Strong_20_Emphasis">SLIDE 11 — IP &amp; Patent Strategy</text:span></text:h>
      <text:h text:style-name="P2" text:outline-level="3">Patent Portfolio (7 categories)</text:h>
      <text:list text:style-name="L4">
        <text:list-item>
          <text:p text:style-name="P9">Robotic cooking process</text:p>
        </text:list-item>
        <text:list-item>
          <text:p text:style-name="P9">Humanoid food-manipulation system</text:p>
        </text:list-item>
        <text:list-item>
          <text:p text:style-name="P9">AI-based taste + motion learning</text:p>
        </text:list-item>
        <text:list-item>
          <text:p text:style-name="P9">Sealed ingredient capsules</text:p>
        </text:list-item>
        <text:list-item>
          <text:p text:style-name="P9">Daily rotating encryption code (AEC)</text:p>
        </text:list-item>
        <text:list-item>
          <text:p text:style-name="P9">Humanoid household adaptation system</text:p>
        </text:list-item>
        <text:list-item>
          <text:p text:style-name="P9">Robotic safety and sanitation mechanisms</text:p>
        </text:list-item>
      </text:list>
      <text:p text:style-name="P3">Filed as <text:span text:style-name="Strong_20_Emphasis">US + PCT</text:span> for global coverage.</text:p>
      <text:p text:style-name="P4"/>
      <text:h text:style-name="P1" text:outline-level="1"><text:soft-page-break/><text:span text:style-name="Strong_20_Emphasis">SLIDE 12 — Traction &amp; Progress</text:span></text:h>
      <text:p text:style-name="P3">✔ System architecture completed<text:line-break/>✔ Full business plan written<text:line-break/>✔ Market validation underway<text:line-break/>✔ Patent documents drafted<text:line-break/>✔ Vendor ecosystem strategy built<text:line-break/>✔ AI/ML training framework designed<text:line-break/>✔ Investor materials prepared<text:line-break/>✔ Founder’s grandson (USC Law) joining legal/IP team</text:p>
      <text:p text:style-name="P3">Next milestone → <text:span text:style-name="Strong_20_Emphasis">Prototype development</text:span>.</text:p>
      <text:p text:style-name="P4"/>
      <text:h text:style-name="P1" text:outline-level="1"><text:span text:style-name="Strong_20_Emphasis">SLIDE 13 — The Team</text:span></text:h>
      <text:h text:style-name="P2" text:outline-level="3"><text:span text:style-name="Strong_20_Emphasis">Founder — Meir Niv</text:span></text:h>
      <text:p text:style-name="P3">35+ years in software, automation, patented systems, and machine intelligence.</text:p>
      <text:h text:style-name="P2" text:outline-level="3"><text:span text:style-name="Strong_20_Emphasis">Advisory Team (Planned)</text:span></text:h>
      <text:list text:style-name="L5">
        <text:list-item>
          <text:p text:style-name="P10">Robotics engineer</text:p>
        </text:list-item>
        <text:list-item>
          <text:p text:style-name="P10">Mechanical engineer</text:p>
        </text:list-item>
        <text:list-item>
          <text:p text:style-name="P10">AI/ML scientist</text:p>
        </text:list-item>
        <text:list-item>
          <text:p text:style-name="P10">Food scientist + chef advisors</text:p>
        </text:list-item>
        <text:list-item>
          <text:p text:style-name="P10">Legal/IP counsel (including USC Law graduate)</text:p>
        </text:list-item>
      </text:list>
      <text:h text:style-name="P2" text:outline-level="3"><text:span text:style-name="Strong_20_Emphasis">Future Partners</text:span></text:h>
      <text:list text:style-name="L6">
        <text:list-item>
          <text:p text:style-name="P11">Appliance manufacturers</text:p>
        </text:list-item>
        <text:list-item>
          <text:p text:style-name="P11">Robotics labs</text:p>
        </text:list-item>
        <text:list-item>
          <text:p text:style-name="P11">Leading chefs</text:p>
        </text:list-item>
        <text:list-item>
          <text:p text:style-name="P11">Grocery suppliers</text:p>
        </text:list-item>
      </text:list>
      <text:p text:style-name="P4"/>
      <text:h text:style-name="P1" text:outline-level="1"><text:span text:style-name="Strong_20_Emphasis">SLIDE 14 — Financials &amp; Funding Ask</text:span></text:h>
      <text:h text:style-name="P2" text:outline-level="3"><text:span text:style-name="Strong_20_Emphasis">Funding Ask: $3M Pre-Seed</text:span></text:h>
      <text:p text:style-name="P3">Use of funds:</text:p>
      <text:list text:style-name="L7">
        <text:list-item>
          <text:p text:style-name="P12">$1.2M — Alpha prototype (humanoid + appliance)</text:p>
        </text:list-item>
        <text:list-item>
          <text:p text:style-name="P12">$0.6M — AI motion learning</text:p>
        </text:list-item>
        <text:list-item>
          <text:p text:style-name="P12">$0.4M — AEC encryption module</text:p>
        </text:list-item>
        <text:list-item>
          <text:p text:style-name="P12">$0.3M — Patent portfolio (US + PCT)</text:p>
        </text:list-item>
        <text:list-item>
          <text:p text:style-name="P12">$0.3M — Vendor supply-chain development</text:p>
        </text:list-item>
        <text:list-item>
          <text:p text:style-name="P12">$0.2M — Initial team hiring</text:p>
        </text:list-item>
      </text:list>
      <text:p text:style-name="P3">Projected revenue:</text:p>
      <text:list text:style-name="L8">
        <text:list-item>
          <text:p text:style-name="P13">$150M+ by Year 5</text:p>
        </text:list-item>
        <text:list-item>
          <text:p text:style-name="P13">60% recurring income from codes + subscriptions</text:p>
        </text:list-item>
      </text:list>
      <text:p text:style-name="P4"/>
      <text:h text:style-name="P1" text:outline-level="1"><text:span text:style-name="Strong_20_Emphasis">SLIDE 15 — Closing</text:span></text:h>
      <text:h text:style-name="P5" text:outline-level="2"><text:span text:style-name="Strong_20_Emphasis">RoboChef™</text:span></text:h>
      <text:h text:style-name="P2" text:outline-level="3"><text:span text:style-name="Emphasis">The Future of Cooking Is Here.</text:span></text:h>
      <text:p text:style-name="P3">A private chef for every home.<text:line-break/>A new ecosystem for food suppliers.<text:line-break/><text:soft-page-break/>A defensible patent-enabled platform.<text:line-break/>A global opportunity.</text:p>
      <text:p text:style-name="P3"><text:span text:style-name="Strong_20_Emphasis">Let’s build it together.</text:span></text:p>
      <text:p text:style-name="P3">📩 <text:span text:style-name="Emphasis">Contact:</text:span><text:line-break/>Founder: <text:span text:style-name="Strong_20_Emphasis">Meir Niv</text:span><text:line-break/>Available for meetings &amp; investor review.</text:p>
      <text:p text:style-name="P4"/>
      <text:h text:style-name="P5" text:outline-level="2">✔ Ready for Export</text:h>
      <text:p text:style-name="P3">If you want, I can generate:</text:p>
      <text:h text:style-name="P2" text:outline-level="3">🎨 PowerPoint-ready version</text:h>
      <text:h text:style-name="P2" text:outline-level="3">📊 Canva template</text:h>
      <text:h text:style-name="P2" text:outline-level="3">🎤 Speaker notes for each slide</text:h>
      <text:h text:style-name="P2" text:outline-level="3">💼 Full Investor Folder (Pitch Deck + Exec Summary + Teaser)</text:h>
      <text:p text:style-name="P3">Just tell me:<text:line-break/><text:span text:style-name="Strong_20_Emphasis">“Export to PowerPoint”</text:span><text:line-break/>or<text:line-break/><text:span text:style-name="Strong_20_Emphasis">“Prepare the full investor folder.”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1:43:38.741920600</meta:creation-date>
    <dc:date>2025-11-17T01:45:24.042700500</dc:date>
    <meta:editing-duration>PT1M45S</meta:editing-duration>
    <meta:editing-cycles>1</meta:editing-cycles>
    <meta:document-statistic meta:table-count="2" meta:image-count="0" meta:object-count="0" meta:page-count="5" meta:paragraph-count="167" meta:word-count="838" meta:character-count="5291" meta:non-whitespace-character-count="4635"/>
    <meta:generator>LibreOffice/25.8.2.2$Windows_X86_64 LibreOffice_project/d401f2107ccab8f924a8e2df40f573aab7605b6f</meta:generator>
  </office:meta>
</office:document-meta>
</file>